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Info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Info.get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Info.MenuInfo( String displayLabel , String classFul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nuInfo.MenuInfo( JMeterGUIComponent item , String classFul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